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d286" officeooo:paragraph-rsid="001ed286"/>
    </style:style>
    <style:style style:name="P2" style:family="paragraph" style:parent-style-name="Standard" style:list-style-name="L1">
      <style:text-properties officeooo:rsid="001ed286" officeooo:paragraph-rsid="001ed286"/>
    </style:style>
    <style:style style:name="P3" style:family="paragraph" style:parent-style-name="Standard">
      <style:text-properties officeooo:rsid="001ed286" officeooo:paragraph-rsid="0027d832"/>
    </style:style>
    <style:style style:name="P4" style:family="paragraph" style:parent-style-name="Standard" style:list-style-name="L2">
      <style:text-properties officeooo:rsid="002122f8" officeooo:paragraph-rsid="002122f8"/>
    </style:style>
    <style:style style:name="P5" style:family="paragraph" style:parent-style-name="Standard" style:list-style-name="L2">
      <style:text-properties officeooo:rsid="002260b7" officeooo:paragraph-rsid="002260b7"/>
    </style:style>
    <style:style style:name="P6" style:family="paragraph" style:parent-style-name="Standard">
      <style:text-properties officeooo:rsid="0027d832" officeooo:paragraph-rsid="0027d832"/>
    </style:style>
    <style:style style:name="P7" style:family="paragraph" style:parent-style-name="Standard">
      <style:text-properties officeooo:rsid="0028f4da" officeooo:paragraph-rsid="0028f4da"/>
    </style:style>
    <style:style style:name="P8" style:family="paragraph" style:parent-style-name="Standard">
      <style:text-properties officeooo:rsid="0028f4da" officeooo:paragraph-rsid="002ae1f7"/>
    </style:style>
    <style:style style:name="T1" style:family="text">
      <style:text-properties officeooo:rsid="001e3570"/>
    </style:style>
    <style:style style:name="T2" style:family="text">
      <style:text-properties officeooo:rsid="001ed286"/>
    </style:style>
    <style:style style:name="T3" style:family="text">
      <style:text-properties officeooo:rsid="001f74c0"/>
    </style:style>
    <style:style style:name="T4" style:family="text">
      <style:text-properties officeooo:rsid="0020b649"/>
    </style:style>
    <style:style style:name="T5" style:family="text">
      <style:text-properties officeooo:rsid="002122f8"/>
    </style:style>
    <style:style style:name="T6" style:family="text">
      <style:text-properties officeooo:rsid="002260b7"/>
    </style:style>
    <style:style style:name="T7" style:family="text">
      <style:text-properties officeooo:rsid="00241600"/>
    </style:style>
    <style:style style:name="T8" style:family="text">
      <style:text-properties officeooo:rsid="00260451"/>
    </style:style>
    <style:style style:name="T9" style:family="text">
      <style:text-properties officeooo:rsid="0027ce6a"/>
    </style:style>
    <style:style style:name="T10" style:family="text">
      <style:text-properties officeooo:rsid="0027d832"/>
    </style:style>
    <style:style style:name="T11" style:family="text">
      <style:text-properties officeooo:rsid="002ae1f7"/>
    </style:style>
    <style:style style:name="T12" style:family="text">
      <style:text-properties officeooo:rsid="002c5a7d"/>
    </style:style>
    <style:style style:name="T13" style:family="text">
      <style:text-properties officeooo:rsid="002d586d"/>
    </style:style>
    <style:style style:name="T14" style:family="text">
      <style:text-properties officeooo:rsid="002eee34"/>
    </style:style>
    <style:style style:name="T15" style:family="text">
      <style:text-properties officeooo:rsid="002fff4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기본 구조 설계 : <text:span text:style-name="T1">startintf → </text:span><text:span text:style-name="T2">easy / normal / hard → GameOver</text:span></text:p>
      <text:p text:style-name="Standard"/>
      <text:p text:style-name="P1">startintf.Ui_Dialog()</text:p>
      <text:p text:style-name="P1"><text:tab/>setupUi(self, Dialog):</text:p>
      <text:list xml:id="list3075655316" text:style-name="L1">
        <text:list-item>
          <text:p text:style-name="P2">main UI 틀을 구성</text:p>
        </text:list-item>
      </text:list>
      <text:p text:style-name="P1"><text:tab/><text:span text:style-name="T3">#8 인터페이스의 크기 지정</text:span></text:p>
      <text:p text:style-name="P1"><text:tab/><text:span text:style-name="T3">#9 인터페이스의 배경색 지정</text:span></text:p>
      <text:p text:style-name="P1"><text:tab/><text:span text:style-name="T3">#11 ~ 16 인터페이스 생성 위치 지정, 인터페이스 내부 틀</text:span></text:p>
      <text:p text:style-name="P1"><text:tab/><text:span text:style-name="T4">#18 ~ </text:span><text:span text:style-name="T5">22 Easy 버튼 위치설정, 클릭과 메소드 연결</text:span></text:p>
      <text:p text:style-name="P1"><text:tab/><text:span text:style-name="T5">#24 ~ 28, #30 ~ 34 normal, hard 버튼 위치설정, 버튼 클릭과 메소드 연결</text:span></text:p>
      <text:p text:style-name="P1"><text:tab/><text:span text:style-name="T5">#36 ~ 40 게임 제목 폰트, 위치/ 크기설정</text:span></text:p>
      <text:p text:style-name="P1"><text:tab/><text:span text:style-name="T5">#42 retranslateUi 구동</text:span></text:p>
      <text:p text:style-name="P1"><text:tab/><text:span text:style-name="T5">#43 QtCore.QmetaObject.connectSlotsByName 으로 Dialog로 지정된 Qtwidgets.QDialog의 슬롯에 네임을 설정</text:span></text:p>
      <text:p text:style-name="P1"/>
      <text:list xml:id="list727994532" text:style-name="L2">
        <text:list-item>
          <text:p text:style-name="P4">retranslateUi 메소드</text:p>
          <text:p text:style-name="P5">Dialog에서 구현한 슬롯에 텍스트를 설정</text:p>
          <text:p text:style-name="P5"/>
        </text:list-item>
        <text:list-item>
          <text:p text:style-name="P5">startgame 메소드</text:p>
        </text:list-item>
      </text:list>
      <text:p text:style-name="P1"><text:tab/><text:span text:style-name="T6">easy, normal, hard 버튼 클릭시 구동함</text:span></text:p>
      <text:p text:style-name="P1"><text:tab/><text:span text:style-name="T6">startintf의 Dialog를 hide하고 버튼 클릭에 대한 결과로 각 버튼에 맞는 게임 인터페이스를 show 후 exec로 무한반복</text:span></text:p>
      <text:p text:style-name="P1"/>
      <text:p text:style-name="P1"><text:span text:style-name="T6">easy / normal / hard </text:span></text:p>
      <text:p text:style-name="P1"><text:tab/><text:span text:style-name="T7">self.number - 랜덤으로 생성된 숫자를 저장</text:span></text:p>
      <text:p text:style-name="P1"><text:tab/> <text:span text:style-name="T7">self.numlist - 랜덤으로 생성된 숫자들이 순서대로 저장되는 리스트 / 이 리스트로 playGame 메소드에서 버튼에 효과를 부여하는 순서를 지정</text:span></text:p>
      <text:p text:style-name="P1"><text:tab/><text:span text:style-name="T7">self.numlist_user - 유저가 입력한 입력들을 저장하는 리스트 / countingnum 메소드에서 입력을 받아서 list에 추가됨</text:span></text:p>
      <text:p text:style-name="P1"><text:tab/><text:span text:style-name="T7">self.rountcnt - 자신이 몇 라운드까지 갔는지 확인하기 위해서 저장됨 / playGame메소드에서 self.lineEdit에 setText됨 / countingnum 메소드에서 playGame을 구동시킬때+1됨</text:span></text:p>
      <text:p text:style-name="P1"><text:tab/><text:span text:style-name="T7">self.counting - 유저가 몇번째 입력을 하는 중인지 확인 / countingnum 메소드에서 self.numlist_user와 self.numlist을 비교할 때 사용</text:span></text:p>
      <text:p text:style-name="P1"><text:tab/></text:p>
      <text:p text:style-name="P1"><text:tab/><text:span text:style-name="T8">def setupUi(self, Dialog): - 위의 startintf의 setupUi메소드와 동일한 작업을 해주는 메소드 / 그러나 level을 확인할 수 잇는 부분과 기억력 게임에 사용되는 버튼이 생김</text:span></text:p>
      <text:p text:style-name="P1"><text:tab/><text:span text:style-name="T8">def retranslateUi(self, Dialog): - 위의 startintf의 retranslateUi와 동일한 작업을 해주는 메소드</text:span></text:p>
      <text:p text:style-name="P1"><text:tab/><text:span text:style-name="T8">def playGame(self): </text:span></text:p>
      <text:p text:style-name="P1"><text:tab/><text:span text:style-name="T8">#98~99 self.rountcnt에 따라서 self.break를 감소시킴</text:span></text:p>
      <text:p text:style-name="P1">- <text:span text:style-name="T8">easy는 3라운드마다 -50밀리초씩 normal과 </text:span><text:span text:style-name="T9">hard는</text:span><text:span text:style-name="T8"> 3라운드마다 -75밀리초씩 감소</text:span></text:p>
      <text:p text:style-name="P1"><text:tab/><text:span text:style-name="T9">#100 ~ 101 랜덤난수를 self.number에 저장하고 self.numlist에 추가</text:span></text:p>
      <text:p text:style-name="P1"><text:soft-page-break/><text:tab/><text:span text:style-name="T9">#102 self.lineEdit에 level추가</text:span></text:p>
      <text:p text:style-name="P1"><text:tab/><text:span text:style-name="T9">#103 ~ 121 self.numlist에서 숫자를 받아서 각 숫자에 맞는 번호의 버튼의 색 변화를 주어서 기억할 수 있게 만듦 </text:span></text:p>
      <text:p text:style-name="P1"><text:tab/><text:span text:style-name="T9">QtTest.Qtest.qWait(self.breaktime)으로 self.breaktime만큼 시간 지연</text:span></text:p>
      <text:p text:style-name="P1"><text:tab/></text:p>
      <text:p text:style-name="P1"/>
      <text:p text:style-name="P1"><text:tab/><text:span text:style-name="T9">def countingnum(self, key, Dialog): - 버튼클릭과 연결된 메소드, lamda로 각 버튼에 맞는 번호와 Dialog을 받음</text:span></text:p>
      <text:p text:style-name="P1"><text:tab/><text:span text:style-name="T10">#124 버튼에 맞는 번호를 self.numlist_user에 추가</text:span></text:p>
      <text:p text:style-name="P3"><text:tab/><text:span text:style-name="T10">#125 numlist와 버튼클릭으로 입력된 번호가 동일한지 입력마다 확인</text:span></text:p>
      <text:p text:style-name="P3"><text:tab/><text:span text:style-name="T10">#127~131 numlist와 numlist_user의 번호가 동일하면서 길이가 동일할 때 구동 playGame메소드를 다시 구동시켜서 새로운 랜덤난수를 받은 numlist을 기억 할 수 있게 만듦</text:span></text:p>
      <text:p text:style-name="P3"><text:tab/><text:span text:style-name="T10">#135~141 버튼클릭으로 입력된 번호가 동일하지 않으면 구동함</text:span></text:p>
      <text:p text:style-name="P3"><text:span text:style-name="T10"><text:tab/>현재 Dialog을 hide하고 GameOver의 Dialog을 show 하고 exec으로 무한반복</text:span></text:p>
      <text:p text:style-name="P3"><text:tab/></text:p>
      <text:p text:style-name="P6">GameOver</text:p>
      <text:p text:style-name="P6"><text:tab/>setupUi: - 위와 동일한 기능을 구동함 / GameOver글씨가 크게 나오고 진행한 level이 나옴</text:p>
      <text:p text:style-name="P6"><text:tab/>retranslateUi - 위와 동일한 기능을 구동함</text:p>
      <text:p text:style-name="P6"><text:tab/>restart - 현재 Dialog을 hide하고 startintf를 show하고 exec함</text:p>
      <text:p text:style-name="P6"/>
      <text:p text:style-name="P6"/>
      <text:p text:style-name="P7">startintf.Ui_Dialog():</text:p>
      <text:p text:style-name="P7"><text:tab/>setupUi - GUI가 의도대로 구성됨 - Pass</text:p>
      <text:p text:style-name="P7"><text:tab/>self.pushButton.clicked.connect() – self.startgame을 구동 - Pass</text:p>
      <text:p text:style-name="P7"><text:tab/><text:tab/>- lambda로 self.startgame()에 key number와 현재Dialog을 제공 - Pass</text:p>
      <text:p text:style-name="P7"><text:tab/>retranslateUi - 각 부분에 text가 정상적으로 추가 – Pass</text:p>
      <text:p text:style-name="P7"><text:tab/>startgame - 현재 GUI가 사라졌다 – Pass</text:p>
      <text:p text:style-name="P7"><text:tab/><text:tab/>- 클릭한 버튼에 맞는 게임이 실행됨 – Pass</text:p>
      <text:p text:style-name="P7">e<text:span text:style-name="T11">asy / normal / hard</text:span>.Ui_Dialog():</text:p>
      <text:p text:style-name="P7"><text:tab/>setupUi - GUI가 의도대로 구성됨 – Pass</text:p>
      <text:p text:style-name="P7"><text:tab/><text:tab/>- <text:span text:style-name="T11">lambda로 self.countingnum()에 key number와 현재 Dialog 제공 – Pass</text:span></text:p>
      <text:p text:style-name="P8"><text:tab/>retranslateUi - 각 부분에 text가 정상적으로 추가 – Pass</text:p>
      <text:p text:style-name="P8"><text:tab/><text:span text:style-name="T11">playGame </text:span></text:p>
      <text:p text:style-name="P8"><text:tab/><text:tab/>- <text:span text:style-name="T11">#98~99 round에 따라서 breaktime이 감소하는가 – Pass</text:span></text:p>
      <text:p text:style-name="P8"><text:tab/><text:tab/>- <text:span text:style-name="T11">#100~101 랜덤한 수를 받아서 numlist에 추가하였는가 – Pass</text:span></text:p>
      <text:p text:style-name="P8"><text:tab/><text:tab/>- <text:span text:style-name="T11">#102 round에 맞는 수가 텍스트에 적용되는가 – Pass</text:span></text:p>
      <text:p text:style-name="P8"><text:tab/><text:tab/>- <text:span text:style-name="T11">#103~115 버튼의 색이 잘 변하고 breaktime만큼 시간이 지연되는가 – Pass</text:span></text:p>
      <text:p text:style-name="P8"><text:tab/><text:tab/>- <text:span text:style-name="T11">#116~121 level이 1이상일 경우에 정상적으로 버튼의 색이 돌아오는가 – Pass</text:span></text:p>
      <text:p text:style-name="P8"><text:tab/><text:span text:style-name="T11">countingnum</text:span></text:p>
      <text:p text:style-name="P8"><text:tab/><text:tab/>- <text:span text:style-name="T11">#124 입력받은 key가 정상적으로 numlist_user에 추가되었는가 – Pass</text:span></text:p>
      <text:p text:style-name="P8"><text:tab/><text:tab/>- <text:span text:style-name="T11">#125 입력받은 key가 numlist의 동일한 </text:span><text:span text:style-name="T12">counting번째의 숫자와 동일한가 – Pass</text:span></text:p>
      <text:p text:style-name="P8"><text:soft-page-break/><text:tab/><text:tab/>- <text:span text:style-name="T12">#127 ~ 131 numlist와 numlist_user의 길이가 같아져서 입력이 끝나야 될때 라운드가 1 증가하고 다시 playGame이 동작하는가 - Pass</text:span></text:p>
      <text:p text:style-name="P8"><text:tab/><text:tab/>- <text:span text:style-name="T12">#135 ~ 140 입력한 </text:span><text:span text:style-name="T13">key가 numlist의 숫자와 동일하지 않은 경우 현재 Dialog가 hide되고 GameOver Dialog가 show되는가 - Pass</text:span></text:p>
      <text:p text:style-name="P8"><text:tab/></text:p>
      <text:p text:style-name="P8"><text:tab/><text:span text:style-name="T13">GamOver</text:span></text:p>
      <text:p text:style-name="P8"><text:tab/><text:tab/><text:span text:style-name="T13">setupUi - 위와 동일한 구동 / 도달한 </text:span><text:span text:style-name="T14">level표시, GameOver글자, restart</text:span></text:p>
      <text:p text:style-name="P8"><text:tab/><text:tab/><text:span text:style-name="T14">retranslateUi - 위와 동일한 구동</text:span></text:p>
      <text:p text:style-name="P8"><text:tab/><text:tab/><text:span text:style-name="T14">restart – 현재 Dialog를 hide하고 startintf Dialog </text:span><text:span text:style-name="T15">show후 무한구동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4:40:36.806461260</meta:creation-date>
    <dc:date>2022-12-06T11:01:10.176672681</dc:date>
    <meta:editing-duration>PT20M2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73" meta:word-count="1256" meta:character-count="3231" meta:non-whitespace-character-count="2641"/>
  </office:meta>
</office:document-meta>
</file>